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Standard">
      <style:text-properties officeooo:rsid="015ad971" officeooo:paragraph-rsid="015ad971"/>
    </style:style>
    <style:style style:name="P146" style:family="paragraph" style:parent-style-name="Heading_20_1">
      <style:paragraph-properties fo:break-before="page"/>
    </style:style>
    <style:style style:name="P147" style:family="paragraph" style:parent-style-name="Standard">
      <style:text-properties officeooo:rsid="015ad971" officeooo:paragraph-rsid="015ad971"/>
    </style:style>
    <style:style style:name="P148" style:family="paragraph" style:parent-style-name="Standard">
      <style:text-properties officeooo:rsid="015c16b9" officeooo:paragraph-rsid="015c16b9"/>
    </style:style>
    <style:style style:name="P149" style:family="paragraph" style:parent-style-name="Standard">
      <style:text-properties officeooo:rsid="015d53b2" officeooo:paragraph-rsid="015d53b2"/>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5">And the reason westerm Marxists keep doing re-Feinmanisation is because they want to stick it to the Father god through his book of deeds. By sending the message that a proletarian always beats a non proletarian.</text:p>
      <text:p text:style-name="P145">And the concept of a person so freaking poor they are more dangerous than God i.e. a siromach was invented by Bulgarians during the Ottoman rule.</text:p>
      <text:p text:style-name="P145">The communists got rid of their Bulgarian siromachs but the Bulgarians who left before the end of communism are still living in foreign countries, in particular, the USA.</text:p>
      <text:p text:style-name="P148">Why is the US ideology so reminiscent of the siromach ideology of the Bulgarian revolution writers?</text:p>
      <text:p text:style-name="P148">It is because they reassigned the Von Newman computer patent from the Von Newman to the Bulgarian John Atanasov, and they now have karmic back pay of royalties from the entire US chip industry, so his ancestors basically own the USA.</text:p>
      <text:p text:style-name="P148">The only way do get away from it is to adopt an ISA different from CISC, which could be VLIW, DISVLIW or RISC.</text:p>
      <text:p text:style-name="P148">That’s because the original CPU was a CISC cpu.</text:p>
      <text:p text:style-name="P148">So killing hardware implementations of x86 and x86_64 could be enough to remove siromach “ownership” of the USA.</text:p>
      <text:p text:style-name="P149">Software translation should be done by kernel or user mode not firmware.</text:p>
      <text:h text:style-name="P146"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10:36:29.080123861</dc:date>
    <meta:editing-duration>PT16H5M33S</meta:editing-duration>
    <meta:editing-cycles>248</meta:editing-cycles>
    <meta:generator>LibreOffice/7.3.7.2$Linux_X86_64 LibreOffice_project/30$Build-2</meta:generator>
    <meta:document-statistic meta:table-count="2" meta:image-count="0" meta:object-count="53" meta:page-count="20" meta:paragraph-count="619" meta:word-count="8107" meta:character-count="46876" meta:non-whitespace-character-count="3931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